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739b" officeooo:paragraph-rsid="0004739b"/>
    </style:style>
    <style:style style:name="P2" style:family="paragraph" style:parent-style-name="Standard">
      <style:text-properties officeooo:rsid="0004739b" officeooo:paragraph-rsid="0006630a"/>
    </style:style>
    <style:style style:name="P3" style:family="paragraph" style:parent-style-name="Standard">
      <style:text-properties officeooo:rsid="00075c37" officeooo:paragraph-rsid="0006630a"/>
    </style:style>
    <style:style style:name="P4" style:family="paragraph" style:parent-style-name="Standard">
      <style:text-properties officeooo:rsid="00075c37" officeooo:paragraph-rsid="00075c37"/>
    </style:style>
    <style:style style:name="P5" style:family="paragraph" style:parent-style-name="Standard">
      <style:text-properties officeooo:rsid="0007a9f3" officeooo:paragraph-rsid="00085c99"/>
    </style:style>
    <style:style style:name="T1" style:family="text">
      <style:text-properties officeooo:rsid="0006630a"/>
    </style:style>
    <style:style style:name="T2" style:family="text">
      <style:text-properties officeooo:rsid="0007a9f3"/>
    </style:style>
    <style:style style:name="T3" style:family="text">
      <style:text-properties officeooo:rsid="00085c9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fessions of A Kinda Sorta Full-Stack Developer</text:p>
      <text:p text:style-name="P1"/>
      <text:p text:style-name="P1">What do you want to be when you grow up?</text:p>
      <text:p text:style-name="P1"/>
      <text:p text:style-name="P2">For some people, there in a const, a final, an instantiated and persistent variable that answers this question. <text:s/>Others never fill in the text box…<text:span text:style-name="T1"> Maybe that means they have no drive, certainly this much be true in some cases, but for me, it’s always been that there are too many things to do in this life, a wide array of things worthy of attention and inquiry. <text:s/></text:span></text:p>
      <text:p text:style-name="P2"/>
      <text:p text:style-name="P2"><text:span text:style-name="T1">As a child, I just listened to what other people told me I should be: lawyer, priest, city planner, teacher. <text:s/>More or less, that was the order, so as I was finishing undergraduate education, I was facilitating a seminar called Tricksters, Outlaws, and Exiles in Contemporary American Literature, preparing to move to New York for my doctoral studies and I realized that I didn’t want it anymore.</text:span></text:p>
      <text:p text:style-name="P3"/>
      <text:p text:style-name="P4">The Path to Programming: User Stories</text:p>
      <text:p text:style-name="P4"/>
      <text:p text:style-name="P4">Leveraging experience teaching, working with animals, and with children, I found my way into the Public Library as an Environmental Programming Specialist. <text:s/><text:span text:style-name="T2">Underpaid and thrust into a toxic work culture, I still found the work rewarding. <text:s/>During the last decade, patrons came to me for help in any subject one could imagine, often queries for which I had no qualification. <text:s/>One thread really started to show through though: the library is where people come to cross the digital divide.</text:span></text:p>
      <text:p text:style-name="P4"/>
      <text:p text:style-name="P5">Both the general failure of the economy and disruptive technologies brought in people that were suddenly out of work that never had to apply for a job, create a resume, or even use a word processing program. <text:s/><text:span text:style-name="T3">People were getting technology gifts from their grown children that they could not use. <text:s/>People were locked out of their computers because a ransomware attack. <text:s/>People were forced to adapt to new online services and databases that they avoided using until the last minute.</text:span></text:p>
      <text:p text:style-name="P5"/>
      <text:p text:style-name="P5"><text:span text:style-name="T3">These late adapters and those shut out from technological progress by an extreme lack of digital equity showed three very important things.</text:span></text:p>
      <text:p text:style-name="P5"/>
      <text:p text:style-name="P5"><text:span text:style-name="T3">Design is not as intuitive as we might assume.</text:span></text:p>
      <text:p text:style-name="P5"><text:span text:style-name="T3">Documentation is lacking almost everywhere.</text:span></text:p>
      <text:p text:style-name="P5"><text:span text:style-name="T3">The need for security is not understood, and therefore not practiced.</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13:29:34.535000000</meta:creation-date>
    <meta:generator>LibreOffice/5.2.3.3$Windows_X86_64 LibreOffice_project/d54a8868f08a7b39642414cf2c8ef2f228f780cf</meta:generator>
    <dc:date>2017-09-29T15:37:15.008000000</dc:date>
    <meta:editing-duration>PT21M40S</meta:editing-duration>
    <meta:editing-cycles>2</meta:editing-cycles>
    <meta:document-statistic meta:table-count="0" meta:image-count="0" meta:object-count="0" meta:page-count="1" meta:paragraph-count="11" meta:word-count="364" meta:character-count="2150" meta:non-whitespace-character-count="1787"/>
  </office:meta>
</office:document-meta>
</file>